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text-underline-style="none" style:font-size-asian="14pt" style:font-size-complex="14pt"/>
    </style:style>
    <style:style style:name="P8" style:family="paragraph" style:parent-style-name="Standard"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<text:tab/><text:tab/><text:span text:style-name="T1">MIKE TIMMS</text:span></text:p>
      <text:p text:style-name="P1"><text:tab/><text:tab/><text:tab/><text:tab/>mobile +353 851286926</text:p>
      <text:p text:style-name="Standard"><text:span text:style-name="T3"><text:tab/><text:tab/><text:tab/><text:tab/>email <text:s text:c="2"/></text:span><text:a xlink:type="simple" xlink:href="mailto:michael.timms@ucd.ie" text:style-name="Internet_20_link" text:visited-style-name="Visited_20_Internet_20_Link"><text:span text:style-name="Internet_20_link"><text:span text:style-name="T3">michael.timms@ucd.ie</text:span></text:span></text:a></text:p>
      <text:p text:style-name="P2"/>
      <text:p text:style-name="P2"/>
      <text:p text:style-name="P2"/>
      <text:p text:style-name="P2"/>
      <text:p text:style-name="P3">Recent Acting Credits</text:p>
      <text:p text:style-name="P3"/>
      <text:p text:style-name="P7">2023 <text:s/>“Missing You”<text:tab/> <text:s text:c="5"/>(Short)</text:p>
      <text:p text:style-name="P7"><text:tab/> Albert. Dir: Emma Ray. Sure Look Productions</text:p>
      <text:p text:style-name="P2"/>
      <text:p text:style-name="P2">2022 <text:s/>“Dublin Crust” <text:s text:c="12"/>(Feature)</text:p>
      <text:p text:style-name="P2"><text:span text:style-name="T2"><text:s text:c="11"/></text:span>Judge Francis Shaw. Dir: Baz Black. Sure Look Productions</text:p>
      <text:p text:style-name="P2"/>
      <text:p text:style-name="P2">2020 <text:s text:c="2"/>“Hangman” <text:s text:c="16"/>(Short) </text:p>
      <text:p text:style-name="P2"><text:span text:style-name="T2"><text:s text:c="12"/></text:span>Hangman. Dir: Joseph Fuller. NoWiFi Productions</text:p>
      <text:p text:style-name="P2"/>
      <text:p text:style-name="P2">2018 <text:s text:c="2"/>“W.T.F.” <text:s text:c="21"/>(Short)</text:p>
      <text:p text:style-name="P2"><text:span text:style-name="T2"><text:s text:c="12"/></text:span>Grandad. Dir: Ciaran Cullen. NoWiFi Productions</text:p>
      <text:p text:style-name="P2"/>
      <text:p text:style-name="P2">2017 <text:s text:c="2"/>“ Augenblick” <text:s text:c="12"/>(Short)</text:p>
      <text:p text:style-name="P2"><text:span text:style-name="T2"><text:s text:c="12"/></text:span>Jean Jacques Rousseau. Dir: Vivienne Dick. Zanzibar Productions</text:p>
      <text:p text:style-name="P2"/>
      <text:p text:style-name="P2">2016 <text:s text:c="2"/>“Boomerang” <text:s text:c="13"/>(Short) </text:p>
      <text:p text:style-name="P2"><text:span text:style-name="T2"><text:s text:c="12"/></text:span>Jack. Dir: Diarmuid Doran. Parlour 62 Productions</text:p>
      <text:p text:style-name="P2"/>
      <text:p text:style-name="P2"/>
      <text:p text:style-name="P3">Education &amp; Previous Employment</text:p>
      <text:p text:style-name="P2">PhD, Psychology. Trinity College, Dublin.</text:p>
      <text:p text:style-name="P2">Academic Director, School of Psychology, University College Dublin</text:p>
      <text:p text:style-name="P2"/>
      <text:p text:style-name="P3"/>
      <text:p text:style-name="P3">Training</text:p>
      <text:p text:style-name="P2">2014 Meisner Full Time Course <text:s text:c="2"/>Momentum Acting Studios</text:p>
      <text:p text:style-name="P2">2013 Meisner Workshop <text:s text:c="14"/>Momentum Acting Studios</text:p>
      <text:p text:style-name="P2"/>
      <text:p text:style-name="P2"/>
      <text:p text:style-name="P3">Special Skills</text:p>
      <text:p text:style-name="P2">Horse Rider, Canoeist</text:p>
      <text:p text:style-name="P2"/>
      <text:p text:style-name="P2"/>
      <text:p text:style-name="P3">Affiliations</text:p>
      <text:p text:style-name="P8">IMDb PRO @ https://www.imdb.com/name/nm6287398/</text:p>
      <text:p text:style-name="P7">Irish Equity @ SIPT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Timms</meta:initial-creator>
    <meta:creation-date>2023-02-25T09:38:45.35</meta:creation-date>
    <meta:printed-by>Mike Timms</meta:printed-by>
    <meta:print-date>2023-02-25T09:40:59.46</meta:print-date>
    <dc:date>2023-07-21T14:18:17.13</dc:date>
    <dc:creator>Mike Timms</dc:creator>
    <meta:editing-duration>PT19M16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7" meta:word-count="120" meta:character-count="1075"/>
  </office:meta>
</office:document-meta>
</file>